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f37" officeooo:paragraph-rsid="001bc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P</text:p>
      <text:p text:style-name="P1"/>
      <text:p text:style-name="P1">Programa: conjunto de instrucciones y datos que realizan una tarea determinada</text:p>
      <text:p text:style-name="P1">Proceso: programa en ejecución con todos los </text:p>
      <text:p text:style-name="P1">Contador de programas: marca la instruccion por</text:p>
      <text:p text:style-name="P1">Imagen de memoria: </text:p>
      <text:p text:style-name="P1">Screenshot del estado del procesador: valores de los registros – se van modificando de valor</text:p>
      <text:p text:style-name="P1"/>
      <text:p text:style-name="P1">Se pueden ejecutar dos procesos sobre un mismo programas</text:p>
      <text:p text:style-name="P1">Ejecutable: programa que lanza un proceso???</text:p>
      <text:p text:style-name="P1">Sistema operativo: abstraccion del software del hardware, gestion de recuros software, interfaz </text:p>
      <text:p text:style-name="P1">Demonio: servicio. Se ejecutan automáticamente en segundo plan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6:47:53.764000000</meta:creation-date>
    <dc:date>2021-09-24T17:22:32.198000000</dc:date>
    <meta:editing-duration>PT24M28S</meta:editing-duration>
    <meta:editing-cycles>1</meta:editing-cycles>
    <meta:document-statistic meta:table-count="0" meta:image-count="0" meta:object-count="0" meta:page-count="1" meta:paragraph-count="10" meta:word-count="78" meta:character-count="543" meta:non-whitespace-character-count="471"/>
    <meta:generator>LibreOffice/7.1.4.2$Windows_X86_64 LibreOffice_project/a529a4fab45b75fefc5b6226684193eb000654f6</meta:generator>
  </office:meta>
</office:document-meta>
</file>